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745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2.028cm"/>
    </style:style>
    <style:style style:name="co4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2.96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99"/>
      <style:text-properties style:use-window-font-color="true" style:text-outline="false" style:text-line-through-style="none" style:font-name="Verdana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Excel_5f_BuiltIn_5f_Currency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5f_BuiltIn_5f_Currency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7"/>
        <table:table-column table:style-name="co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Base salary</text:p>
          </table:table-cell>
          <table:table-cell table:style-name="ce1" office:value-type="string">
            <text:p>Overtime</text:p>
          </table:table-cell>
          <table:table-cell table:style-name="ce1" office:value-type="string">
            <text:p>Total</text:p>
          </table:table-cell>
          <table:table-cell table:style-name="ce6" office:value-type="string">
            <text:p>Bonus %</text:p>
          </table:table-cell>
          <table:table-cell table:style-name="ce1" office:value-type="string">
            <text:p>Bonus amt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Ann</text:p>
          </table:table-cell>
          <table:table-cell table:style-name="ce3" office:value-type="float" office:value="5600">
            <text:p><text:s/>SFr. 5 600,00 </text:p>
          </table:table-cell>
          <table:table-cell table:style-name="ce5" office:value-type="float" office:value="20">
            <text:p>20</text:p>
          </table:table-cell>
          <table:table-cell table:style-name="ce4" table:formula="oooc:=[.B2]+[.C2]*[.B$6]" office:value-type="float" office:value="6600">
            <text:p><text:s/>SFr. 6 600,00 </text:p>
          </table:table-cell>
          <table:table-cell table:formula="oooc:=[.D2]/[.D$5]" office:value-type="percentage" office:value="0.361643835616438">
            <text:p>36%</text:p>
          </table:table-cell>
          <table:table-cell table:style-name="ce8" table:formula="oooc:=[.B$7]*[.E2]" office:value-type="float" office:value="7232.87671232877">
            <text:p><text:s/>SFr. 7 232,88 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Beth</text:p>
          </table:table-cell>
          <table:table-cell table:style-name="ce3" office:value-type="float" office:value="5400">
            <text:p><text:s/>SFr. 5 400,00 </text:p>
          </table:table-cell>
          <table:table-cell table:style-name="ce5" office:value-type="float" office:value="15">
            <text:p>15</text:p>
          </table:table-cell>
          <table:table-cell table:style-name="ce4" table:formula="oooc:=[.B3]+[.C3]*[.B$6]" office:value-type="float" office:value="6150">
            <text:p><text:s/>SFr. 6 150,00 </text:p>
          </table:table-cell>
          <table:table-cell table:formula="oooc:=[.D3]/[.D$5]" office:value-type="percentage" office:value="0.336986301369863">
            <text:p>34%</text:p>
          </table:table-cell>
          <table:table-cell table:style-name="ce8" table:formula="oooc:=[.B$7]*[.E3]" office:value-type="float" office:value="6739.72602739726">
            <text:p><text:s/>SFr. 6 739,73 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Charlie</text:p>
          </table:table-cell>
          <table:table-cell table:style-name="ce3" office:value-type="float" office:value="5500">
            <text:p><text:s/>SFr. 5 500,00 </text:p>
          </table:table-cell>
          <table:table-cell table:style-name="ce5" office:value-type="float" office:value="0">
            <text:p>0</text:p>
          </table:table-cell>
          <table:table-cell table:style-name="ce4" table:formula="oooc:=[.B4]+[.C4]*[.B$6]" office:value-type="float" office:value="5500">
            <text:p><text:s/>SFr. 5 500,00 </text:p>
          </table:table-cell>
          <table:table-cell table:formula="oooc:=[.D4]/[.D$5]" office:value-type="percentage" office:value="0.301369863013699">
            <text:p>30%</text:p>
          </table:table-cell>
          <table:table-cell table:style-name="ce8" table:formula="oooc:=[.B$7]*[.E4]" office:value-type="float" office:value="6027.39726027397">
            <text:p><text:s/>SFr. 6 027,40 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Total</text:p>
          </table:table-cell>
          <table:table-cell table:style-name="ce4"/>
          <table:table-cell/>
          <table:table-cell table:style-name="ce4" table:formula="oooc:=SUM([.D2:.D4])" office:value-type="float" office:value="18250">
            <text:p><text:s/>SFr. 18 250,00 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Overtime rate</text:p>
          </table:table-cell>
          <table:table-cell table:style-name="ce3" office:value-type="float" office:value="50">
            <text:p><text:s/>SFr. 50,00 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Bonus total</text:p>
          </table:table-cell>
          <table:table-cell table:style-name="ce3" office:value-type="float" office:value="20000">
            <text:p><text:s/>SFr. 20 000,00 </text:p>
          </table:table-cell>
          <table:table-cell table:number-columns-repeated="254"/>
        </table:table-row>
        <table:table-row table:style-name="ro1" table:number-rows-repeated="6552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range table:name="BaseSalary" table:base-cell-address="$Sheet1.$A$1" table:cell-range-address="$Sheet1.$B$2"/>
        <table:named-range table:name="BonusAmount" table:base-cell-address="$Sheet1.$A$1" table:cell-range-address="$Sheet1.$F$2"/>
        <table:named-range table:name="BonusTotal" table:base-cell-address="$Sheet1.$A$1" table:cell-range-address="$Sheet1.$B$7"/>
        <table:named-range table:name="Employees" table:base-cell-address="$Sheet1.$A$1" table:cell-range-address="$Sheet1.$A$2:.$F$4"/>
        <table:named-range table:name="HoursOvertime" table:base-cell-address="$Sheet1.$A$1" table:cell-range-address="$Sheet1.$C$2"/>
        <table:named-range table:name="OvertimeSalaryPerHour" table:base-cell-address="$Sheet1.$A$1" table:cell-range-address="$Sheet1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Yes</number:text>
    </number:number-style>
    <number:number-style style:name="N123P1" style:volatile="true">
      <number:text>Yes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True</number:text>
    </number:number-style>
    <number:number-style style:name="N124P1" style:volatile="true">
      <number:text>True</number:text>
    </number:number-style>
    <number:number-style style:name="N124">
      <number:text>False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On</number:text>
    </number:number-style>
    <number:number-style style:name="N125P1" style:volatile="true">
      <number:text>On</number:text>
    </number:number-style>
    <number:number-style style:name="N125">
      <number:text>Off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6P0"/>
    </number:currency-style>
    <number:number-style style:name="N127P0" style:volatile="true">
      <number:text> </number:text>
      <number:number number:decimal-places="3" number:min-integer-digits="1" number:grouping="true"/>
      <number:text> </number:text>
    </number:number-style>
    <number:number-style style:name="N127P1" style:volatile="true">
      <number:text> -</number:text>
      <number:number number:decimal-places="3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4" number:min-integer-digits="1" number:grouping="true"/>
      <number:text> </number:text>
    </number:number-style>
    <number:number-style style:name="N128P1" style:volatile="true">
      <number:text> -</number:text>
      <number:number number:decimal-places="4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5" number:min-integer-digits="1" number:grouping="true"/>
      <number:text> </number:text>
    </number:number-style>
    <number:number-style style:name="N129P1" style:volatile="true">
      <number:text> -</number:text>
      <number:number number:decimal-places="5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6" number:min-integer-digits="1" number:grouping="true"/>
      <number:text> </number:text>
    </number:number-style>
    <number:number-style style:name="N130P1" style:volatile="true">
      <number:text> -</number:text>
      <number:number number:decimal-places="6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7" number:min-integer-digits="1" number:grouping="true"/>
      <number:text> </number:text>
    </number:number-style>
    <number:number-style style:name="N131P1" style:volatile="true">
      <number:text> -</number:text>
      <number:number number:decimal-places="7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8"/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9">19.03.2008</text:date>, <text:time>11:2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2-22T16:05:14</meta:creation-date>
    <dc:date>2008-03-19T11:27:01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30"/>
  </office:meta>
</office:document-meta>
</file>